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767" officeooo:paragraph-rsid="00051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ización de la base de datos</text:p>
      <text:p text:style-name="P1"/>
      <text:p text:style-name="P1">Relación =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26:47.381795479</meta:creation-date>
    <dc:date>2019-04-03T12:47:06.083061976</dc:date>
    <meta:editing-duration>PT10M8S</meta:editing-duration>
    <meta:editing-cycles>1</meta:editing-cycles>
    <meta:document-statistic meta:table-count="0" meta:image-count="0" meta:object-count="0" meta:page-count="1" meta:paragraph-count="2" meta:word-count="8" meta:character-count="44" meta:non-whitespace-character-count="37"/>
    <meta:generator>LibreOffice/6.0.7.3$Linux_X86_64 LibreOffice_project/00m0$Build-3</meta:generator>
  </office:meta>
</office:document-meta>
</file>